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9e29" officeooo:paragraph-rsid="00079e29"/>
    </style:style>
    <style:style style:name="P2" style:family="paragraph" style:parent-style-name="Standard">
      <style:paragraph-properties fo:text-align="center" style:justify-single-word="false"/>
      <style:text-properties officeooo:rsid="00091384" officeooo:paragraph-rsid="00091384"/>
    </style:style>
    <style:style style:name="P3" style:family="paragraph" style:parent-style-name="Standard">
      <style:paragraph-properties fo:text-align="center" style:justify-single-word="false"/>
      <style:text-properties officeooo:rsid="0009779a" officeooo:paragraph-rsid="0009779a"/>
    </style:style>
    <style:style style:name="P4" style:family="paragraph" style:parent-style-name="Standard">
      <style:paragraph-properties fo:text-align="center" style:justify-single-word="false"/>
      <style:text-properties officeooo:rsid="000a23b6" officeooo:paragraph-rsid="000a23b6"/>
    </style:style>
    <style:style style:name="P5" style:family="paragraph" style:parent-style-name="Standard">
      <style:paragraph-properties fo:text-align="center" style:justify-single-word="false"/>
      <style:text-properties officeooo:rsid="000a23b6" officeooo:paragraph-rsid="000bdad9"/>
    </style:style>
    <style:style style:name="P6" style:family="paragraph" style:parent-style-name="Standard" style:list-style-name="L1">
      <style:paragraph-properties fo:text-align="center" style:justify-single-word="false"/>
      <style:text-properties officeooo:rsid="00079e29" officeooo:paragraph-rsid="00079e29"/>
    </style:style>
    <style:style style:name="P7" style:family="paragraph" style:parent-style-name="Standard">
      <style:paragraph-properties fo:text-align="center" style:justify-single-word="false"/>
      <style:text-properties officeooo:rsid="000bdad9" officeooo:paragraph-rsid="000bdad9"/>
    </style:style>
    <style:style style:name="P8" style:family="paragraph" style:parent-style-name="Standard">
      <style:paragraph-properties fo:text-align="center" style:justify-single-word="false"/>
      <style:text-properties officeooo:rsid="000d9941" officeooo:paragraph-rsid="000d9941"/>
    </style:style>
    <style:style style:name="T1" style:family="text">
      <style:text-properties officeooo:rsid="00079e29"/>
    </style:style>
    <style:style style:name="T2" style:family="text">
      <style:text-properties officeooo:rsid="00091384"/>
    </style:style>
    <style:style style:name="T3" style:family="text">
      <style:text-properties officeooo:rsid="000a23b6"/>
    </style:style>
    <style:style style:name="T4" style:family="text">
      <style:text-properties officeooo:rsid="000bdad9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jet1 : Vitrine de l’EAGLETECH</text:p>
      <text:p text:style-name="P1"/>
      <text:p text:style-name="P4">Travaux CONTENU </text:p>
      <text:p text:style-name="P1">Nom site : eagletechnology.<text:span text:style-name="T3">com</text:span></text:p>
      <text:p text:style-name="P1"/>
      <text:p text:style-name="P1">-présentation du club </text:p>
      <text:p text:style-name="P1">-bureau</text:p>
      <text:p text:style-name="P1">-présentation des projets</text:p>
      <text:p text:style-name="P1"/>
      <text:list xml:id="list2166067914" text:style-name="L1">
        <text:list-item>
          <text:p text:style-name="P6">PRÉSENTATION DU CLUB</text:p>
        </text:list-item>
      </text:list>
      <text:p text:style-name="P1"/>
      <text:p text:style-name="P2"><text:span text:style-name="T3">proposition1 : </text:span>L’EAGLETECHNOLOGY a été créée en 2019 à l’université polytechnique de Bingerville par un groupe d’étudiants de filière ELECTRONIQUE (3EA) ET INFORMATIQUE (MIAGE &amp; ASSRI).</text:p>
      <text:p text:style-name="P4">Sont bu</text:p>
      <text:p text:style-name="P2"/>
      <text:p text:style-name="P3"/>
      <text:p text:style-name="P1"><text:span text:style-name="T3">proposition2 : </text:span>eagletechnology est un club de l’université polytechnique de Bingerville créée en ……… <text:span text:style-name="T2">et</text:span> <text:span text:style-name="T2">e</text:span>lle fut instaurée par la première promotion d’étudiants en filière ÉLECTRONIQUE ÉNERGIE électrique AUTOMATIQUE (3EA) de l’université mais <text:span text:style-name="T2">a </text:span>recueilli en son sein d’autre étudiants de filière informatique et d’autres bien aussi intéressés par ses programmes.</text:p>
      <text:p text:style-name="P1"/>
      <text:p text:style-name="P5">Proposition3 : E<text:span text:style-name="T1">agle</text:span>T<text:span text:style-name="T1">echnology est un club de l’université polytechnique de Bingerville créée en </text:span>2019<text:span text:style-name="T1"> .</text:span><text:span text:style-name="T4">I</text:span><text:span text:style-name="T1">nstaurée par la première promotion d’étudiants en filière ÉLECTRONIQUE <text:s/>(3EA) </text:span>et Informatique (MIAGE &amp; ASSRI) sont but premier est de crée et implantées <text:s/>des solution informatique et électronique open source au sein de la côte d’Ivoire et de l’université polytechnique de Bingerville en particulier. <text:span text:style-name="T4">Elle regroupe en son sein une start up du nom de EAGLETECHNOLOGY dont les premiers responsable sont les Fondateur du club . </text:span></text:p>
      <text:p text:style-name="P5"/>
      <text:p text:style-name="P5"/>
      <text:p text:style-name="P7">II.Bureau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III.Projet Réaliser </text:p>
      <text:p text:style-name="P5"/>
      <text:p text:style-name="P5"/>
      <text:p text:style-name="P5"/>
      <text:p text:style-name="P5"/>
      <text:p text:style-name="P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2:40:12.070952769</meta:creation-date>
    <dc:date>2023-11-23T17:36:16.122247366</dc:date>
    <meta:editing-duration>PT17M4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84" meta:character-count="1267" meta:non-whitespace-character-count="1089"/>
  </office:meta>
</office:document-meta>
</file>